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c418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c418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c418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c418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c418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c418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c418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c418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c418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c418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c418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c418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c418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c418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c418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c418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c418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drick Esthervic García Mait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4/8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30752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Franklin José García Carabal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87688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0.49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7" meta:non-whitespace-character-count="1009"/>
    <meta:template xlink:type="simple" xlink:actuate="onRequest" xlink:title="Normal" xlink:href=""/>
  </office:meta>
</office:document-meta>
</file>